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FMono-Regular" svg:font-family="SFMono-Regular, Consolas, 'Liberation Mono', Menlo, 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c2af"/>
    </style:style>
    <style:style style:name="P2" style:family="paragraph" style:parent-style-name="Standard">
      <style:paragraph-properties fo:text-align="center" style:justify-single-word="false"/>
      <style:text-properties fo:color="#ce181e" style:text-underline-style="solid" style:text-underline-width="auto" style:text-underline-color="font-color" fo:font-weight="bold" officeooo:rsid="0005c2af" officeooo:paragraph-rsid="0005c2af" style:font-weight-asian="bold" style:font-weight-complex="bold"/>
    </style:style>
    <style:style style:name="P3" style:family="paragraph" style:parent-style-name="Standard">
      <style:text-properties fo:color="#ce181e" style:text-underline-style="solid" style:text-underline-width="auto" style:text-underline-color="font-color" fo:font-weight="bold" officeooo:paragraph-rsid="0005c2af" style:font-weight-asian="bold" style:font-weight-complex="bold"/>
    </style:style>
    <style:style style:name="P4" style:family="paragraph" style:parent-style-name="Standard">
      <style:text-properties fo:color="#ce181e" officeooo:paragraph-rsid="0005c2af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6" style:family="paragraph" style:parent-style-name="Preformatted_20_Text">
      <style:text-properties fo:color="#a9b7c6" style:font-name="DejaVu Sans Mono" fo:font-size="9pt" officeooo:paragraph-rsid="0005c2af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08cb93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1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 officeooo:paragraph-rsid="0005c2af"/>
    </style:style>
    <style:style style:name="P1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 officeooo:paragraph-rsid="0008cb93"/>
    </style:style>
    <style:style style:name="P1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T1" style:family="text">
      <style:text-properties officeooo:rsid="0005c2af"/>
    </style:style>
    <style:style style:name="T2" style:family="text">
      <style:text-properties fo:color="#cc7832"/>
    </style:style>
    <style:style style:name="T3" style:family="text">
      <style:text-properties fo:color="#cc7832" style:font-name="DejaVu Sans Mono" fo:font-size="9pt"/>
    </style:style>
    <style:style style:name="T4" style:family="text">
      <style:text-properties fo:color="#cc7832" officeooo:rsid="0005c2af"/>
    </style:style>
    <style:style style:name="T5" style:family="text">
      <style:text-properties style:font-name="DejaVu Sans Mono" fo:font-size="9pt"/>
    </style:style>
    <style:style style:name="T6" style:family="text">
      <style:text-properties style:font-name="DejaVu Sans Mono" fo:font-size="9pt" fo:font-style="italic"/>
    </style:style>
    <style:style style:name="T7" style:family="text">
      <style:text-properties fo:color="#ffc66d"/>
    </style:style>
    <style:style style:name="T8" style:family="text">
      <style:text-properties fo:color="#ffc66d" style:font-name="DejaVu Sans Mono" fo:font-size="9pt"/>
    </style:style>
    <style:style style:name="T9" style:family="text">
      <style:text-properties fo:color="#808080"/>
    </style:style>
    <style:style style:name="T10" style:family="text">
      <style:text-properties fo:color="#808080" style:font-name="DejaVu Sans Mono" fo:font-size="9pt"/>
    </style:style>
    <style:style style:name="T11" style:family="text">
      <style:text-properties fo:color="#9876aa"/>
    </style:style>
    <style:style style:name="T12" style:family="text">
      <style:text-properties fo:color="#9876aa" style:font-name="DejaVu Sans Mono" fo:font-size="9pt"/>
    </style:style>
    <style:style style:name="T13" style:family="text">
      <style:text-properties fo:color="#9876aa" style:font-name="DejaVu Sans Mono" fo:font-size="9pt" fo:font-style="italic"/>
    </style:style>
    <style:style style:name="T14" style:family="text">
      <style:text-properties fo:color="#6a8759" style:font-name="DejaVu Sans Mono" fo:font-size="9pt"/>
    </style:style>
    <style:style style:name="T15" style:family="text">
      <style:text-properties fo:color="#6897bb"/>
    </style:style>
    <style:style style:name="T16" style:family="text">
      <style:text-properties fo:color="#6897bb" style:font-name="DejaVu Sans Mono" fo:font-size="9pt"/>
    </style:style>
    <style:style style:name="T17" style:family="text">
      <style:text-properties fo:color="#ce181e" officeooo:rsid="0005c2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NO:- 8 (JAVA PART1)</text:p>
      <text:p text:style-name="P3"/>
      <text:p text:style-name="P1">Q1. Write a program to replace a substring inside a string with other string ?</text:p>
      <text:p text:style-name="P4"><text:span text:style-name="T1">ANSWER:</text:span></text:p>
      <text:p text:style-name="P6"><text:span text:style-name="T2">import </text:span>java.util.Scanner<text:span text:style-name="T2">;</text:span></text:p>
      <text:p text:style-name="P5"><text:span text:style-name="T2">public class </text:span>first {</text:p>
      <text:p text:style-name="P7"><text:s text:c="4"/><text:span text:style-name="T3">public static void </text:span><text:span text:style-name="T8">main</text:span><text:span text:style-name="T5">(String args[]){</text:span></text:p>
      <text:p text:style-name="P7"><text:s text:c="6"/><text:span text:style-name="T10">// <text:s/>String s="how are you?";</text:span></text:p>
      <text:p text:style-name="P9"><text:s text:c="8"/><text:span text:style-name="T5">// <text:s text:c="7"/>System.out.println(s.replaceAll("ow are","me min"));</text:span></text:p>
      <text:p text:style-name="P7"><text:span text:style-name="T9"><text:s text:c="3"/></text:span><text:span text:style-name="T5">Scanner sc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3"/></text:span><text:span text:style-name="T5">String s=sc.nextLine()</text:span><text:span text:style-name="T3">;</text:span></text:p>
      <text:p text:style-name="P7"><text:span text:style-name="T2"><text:s text:c="3"/></text:span><text:span text:style-name="T5">String s1=sc.nextLine()</text:span><text:span text:style-name="T3">;</text:span></text:p>
      <text:p text:style-name="P7"><text:span text:style-name="T2"><text:s text:c="3"/></text:span><text:span text:style-name="T3">int </text:span><text:span text:style-name="T5">firstindex = sc.nextInt()</text:span><text:span text:style-name="T3">;</text:span></text:p>
      <text:p text:style-name="P7"><text:span text:style-name="T2"><text:s text:c="3"/></text:span><text:span text:style-name="T3">int </text:span><text:span text:style-name="T5">lastindex = sc.nextInt()</text:span><text:span text:style-name="T3">;</text:span></text:p>
      <text:p text:style-name="P7"><text:span text:style-name="T2"><text:s text:c="3"/></text:span><text:span text:style-name="T5">System.</text:span><text:span text:style-name="T13">out</text:span><text:span text:style-name="T5">.println(</text:span><text:span text:style-name="T14">"enter starting index of"</text:span><text:span text:style-name="T5">+firstindex)</text:span><text:span text:style-name="T3">;</text:span></text:p>
      <text:p text:style-name="P7"><text:span text:style-name="T2"><text:s text:c="3"/></text:span><text:span text:style-name="T5">System.</text:span><text:span text:style-name="T13">out</text:span><text:span text:style-name="T5">.println(</text:span><text:span text:style-name="T14">"enter last index"</text:span><text:span text:style-name="T5">+lastindex)</text:span><text:span text:style-name="T3">;</text:span></text:p>
      <text:p text:style-name="P7"><text:span text:style-name="T2"><text:s text:c="3"/></text:span><text:span text:style-name="T5">String substr= s.substring(firstindex</text:span><text:span text:style-name="T3">,</text:span><text:span text:style-name="T5">lastindex)</text:span><text:span text:style-name="T3">;</text:span></text:p>
      <text:p text:style-name="P7"><text:span text:style-name="T2"><text:s text:c="3"/></text:span><text:span text:style-name="T5">System.</text:span><text:span text:style-name="T13">out</text:span><text:span text:style-name="T5">.println(</text:span><text:span text:style-name="T14">"the substring is "</text:span><text:span text:style-name="T5">+substr)</text:span><text:span text:style-name="T3">;</text:span></text:p>
      <text:p text:style-name="P7"><text:span text:style-name="T2"><text:s text:c="3"/></text:span><text:span text:style-name="T5">String newsub = sc.next()</text:span><text:span text:style-name="T3">;</text:span></text:p>
      <text:p text:style-name="P7"><text:span text:style-name="T2"><text:s text:c="3"/></text:span><text:span text:style-name="T5">System.</text:span><text:span text:style-name="T13">out</text:span><text:span text:style-name="T5">.println(s.replaceAll(substr</text:span><text:span text:style-name="T3">,</text:span><text:span text:style-name="T5">newsub))</text:span><text:span text:style-name="T3">;</text:span></text:p>
      <text:p text:style-name="P7"><text:span text:style-name="T2"><text:s text:c="4"/></text:span><text:span text:style-name="T5">}</text:span></text:p>
      <text:p text:style-name="P12">}</text:p>
      <text:p text:style-name="P1">Q2. Write a program to find the number of occurrences of the duplicate words in a string and print them ?</text:p>
      <text:p text:style-name="P4"><text:span text:style-name="T1">ANSWER:</text:span></text:p>
      <text:p text:style-name="P6"><text:span text:style-name="T2">import </text:span>java.util.Arrays<text:span text:style-name="T2">;</text:span></text:p>
      <text:p text:style-name="P5"><text:span text:style-name="T2">import </text:span>java.util.Scanner<text:span text:style-name="T2">;</text:span></text:p>
      <text:p text:style-name="P5"><text:span text:style-name="T2">public class </text:span>second {</text:p>
      <text:p text:style-name="P7"><text:s text:c="4"/><text:span text:style-name="T3">public static void </text:span><text:span text:style-name="T8">main</text:span><text:span text:style-name="T5">(String args[]) {</text:span></text:p>
      <text:p text:style-name="P7"><text:s text:c="8"/><text:span text:style-name="T5">Scanner sc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8"/></text:span><text:span text:style-name="T5">String str= sc.nextLine()</text:span><text:span text:style-name="T3">;</text:span></text:p>
      <text:p text:style-name="P7"><text:span text:style-name="T2"><text:s text:c="8"/></text:span><text:span text:style-name="T3">int </text:span><text:span text:style-name="T5">count=</text:span><text:span text:style-name="T16">0</text:span><text:span text:style-name="T3">;</text:span></text:p>
      <text:p text:style-name="P7"><text:span text:style-name="T2"><text:s text:c="8"/></text:span><text:span text:style-name="T5">String[] words = str.split(</text:span><text:span text:style-name="T14">" "</text:span><text:span text:style-name="T5">)</text:span><text:span text:style-name="T3">;</text:span></text:p>
      <text:p text:style-name="P5"><text:span text:style-name="T2">for</text:span>(<text:span text:style-name="T2">int </text:span>i=<text:span text:style-name="T15">0</text:span><text:span text:style-name="T2">;</text:span>i&lt;words.<text:span text:style-name="T11">length</text:span><text:span text:style-name="T2">;</text:span>i++){</text:p>
      <text:p text:style-name="P7"><text:s text:c="4"/><text:span text:style-name="T5">count =</text:span><text:span text:style-name="T16">1</text:span><text:span text:style-name="T3">;</text:span></text:p>
      <text:p text:style-name="P7"><text:span text:style-name="T2"><text:s text:c="4"/></text:span><text:span text:style-name="T3">for</text:span><text:span text:style-name="T5">(</text:span><text:span text:style-name="T3">int </text:span><text:span text:style-name="T5">j=i+</text:span><text:span text:style-name="T16">1</text:span><text:span text:style-name="T3">;</text:span><text:span text:style-name="T5">j&lt;words.</text:span><text:span text:style-name="T12">length</text:span><text:span text:style-name="T3">;</text:span><text:span text:style-name="T5">j++){</text:span></text:p>
      <text:p text:style-name="P7"><text:s text:c="8"/><text:span text:style-name="T3">if</text:span><text:span text:style-name="T5">(words[i].equals(words[j])) {</text:span></text:p>
      <text:p text:style-name="P7"><text:s text:c="12"/><text:span text:style-name="T5">count++</text:span><text:span text:style-name="T3">;</text:span></text:p>
      <text:p text:style-name="P7"><text:span text:style-name="T2"><text:s text:c="12"/></text:span><text:span text:style-name="T5">words[j]=</text:span><text:span text:style-name="T14">"0"</text:span><text:span text:style-name="T3">;</text:span></text:p>
      <text:p text:style-name="P7"><text:span text:style-name="T2"><text:s text:c="8"/></text:span><text:span text:style-name="T5">}</text:span></text:p>
      <text:p text:style-name="P7"><text:s text:c="4"/><text:span text:style-name="T5">}</text:span></text:p>
      <text:p text:style-name="P7"><text:s text:c="4"/><text:span text:style-name="T3">if</text:span><text:span text:style-name="T5">(count &gt; </text:span><text:span text:style-name="T16">1 </text:span><text:span text:style-name="T5">&amp;&amp; words[i]!=</text:span><text:span text:style-name="T14">"0"</text:span><text:span text:style-name="T5">){</text:span></text:p>
      <text:p text:style-name="P7"><text:s text:c="8"/><text:span text:style-name="T5">System.</text:span><text:span text:style-name="T13">out</text:span><text:span text:style-name="T5">.println(words[i]+</text:span><text:span text:style-name="T14">" "</text:span><text:span text:style-name="T5">+count)</text:span><text:span text:style-name="T3">;</text:span></text:p>
      <text:p text:style-name="P7"><text:span text:style-name="T2"><text:s text:c="4"/></text:span><text:span text:style-name="T5">}</text:span></text:p>
      <text:p text:style-name="P5">}</text:p>
      <text:p text:style-name="P7"><text:s text:c="4"/><text:span text:style-name="T5">}</text:span></text:p>
      <text:p text:style-name="P11">}</text:p>
      <text:p text:style-name="P1"><text:line-break/>Q3. Write a program to find the number of occurrences of a character in a string without using loop?</text:p>
      <text:p text:style-name="P1"><text:span text:style-name="T17">ANSWER:</text:span></text:p>
      <text:p text:style-name="P6"><text:span text:style-name="T2">import </text:span>java.util.Scanner<text:span text:style-name="T2">;</text:span></text:p>
      <text:p text:style-name="P5"><text:span text:style-name="T2">public class </text:span>third {</text:p>
      <text:p text:style-name="P5"><text:span text:style-name="T2">public static void </text:span><text:span text:style-name="T7">main</text:span>(String args[]){</text:p>
      <text:p text:style-name="P7"><text:s text:c="4"/><text:span text:style-name="T5">Scanner sc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4"/></text:span><text:span text:style-name="T5">String str= sc.nextLine()</text:span><text:span text:style-name="T3">;</text:span></text:p>
      <text:p text:style-name="P7"><text:span text:style-name="T2"><text:s text:c="4"/></text:span><text:span text:style-name="T5">String ch = sc.nextLine()</text:span><text:span text:style-name="T3">;</text:span></text:p>
      <text:p text:style-name="P7"><text:span text:style-name="T2"><text:s text:c="4"/></text:span><text:span text:style-name="T10">//System.out.println("enter the character"+ch);</text:span></text:p>
      <text:p text:style-name="P7"><text:span text:style-name="T9"><text:s text:c="4"/></text:span><text:span text:style-name="T3">if</text:span><text:span text:style-name="T5">(ch.length()==</text:span><text:span text:style-name="T16">1</text:span><text:span text:style-name="T5">) {</text:span></text:p>
      <text:p text:style-name="P7"><text:s text:c="8"/><text:span text:style-name="T3">int </text:span><text:span text:style-name="T5">count = str.length() - str.replace(ch</text:span><text:span text:style-name="T3">, </text:span><text:span text:style-name="T14">""</text:span><text:span text:style-name="T5">).length()</text:span><text:span text:style-name="T3">;</text:span></text:p>
      <text:p text:style-name="P7"><text:soft-page-break/><text:span text:style-name="T2"><text:s text:c="8"/></text:span><text:span text:style-name="T5">System.</text:span><text:span text:style-name="T13">out</text:span><text:span text:style-name="T5">.println(</text:span><text:span text:style-name="T14">"the occurance of " </text:span><text:span text:style-name="T5">+ ch + </text:span><text:span text:style-name="T14">" in " </text:span><text:span text:style-name="T5">+ str + </text:span><text:span text:style-name="T14">" is " </text:span><text:span text:style-name="T5">+ count)</text:span><text:span text:style-name="T3">;</text:span></text:p>
      <text:p text:style-name="P7"><text:span text:style-name="T2"><text:s text:c="4"/></text:span><text:span text:style-name="T5">}</text:span></text:p>
      <text:p text:style-name="P5">}</text:p>
      <text:p text:style-name="P11">}</text:p>
      <text:p text:style-name="P1"><text:line-break/>Q4. Calculate the number &amp; Percentage Of Lowercase Letters,Uppercase Letters, Digits And Other Special Characters In A String</text:p>
      <text:p text:style-name="P4"><text:span text:style-name="T1">ANSWER:</text:span></text:p>
      <text:p text:style-name="P6"><text:span text:style-name="T2">import </text:span>java.util.Scanner<text:span text:style-name="T2">;</text:span></text:p>
      <text:p text:style-name="P5"><text:span text:style-name="T2">public class </text:span>fourth {</text:p>
      <text:p text:style-name="P7"><text:s text:c="4"/><text:span text:style-name="T3">public static void </text:span><text:span text:style-name="T8">main</text:span><text:span text:style-name="T5">(String[] args) {</text:span></text:p>
      <text:p text:style-name="P7"><text:s text:c="8"/><text:span text:style-name="T5">Scanner sc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8"/></text:span><text:span text:style-name="T5">String str = sc.nextLine()</text:span><text:span text:style-name="T3">;</text:span></text:p>
      <text:p text:style-name="P7"><text:span text:style-name="T2"><text:s text:c="8"/></text:span><text:span text:style-name="T3">int </text:span><text:span text:style-name="T5">upperCaseLetters=</text:span><text:span text:style-name="T16">0 </text:span><text:span text:style-name="T3">, </text:span><text:span text:style-name="T5">digit=</text:span><text:span text:style-name="T16">0</text:span><text:span text:style-name="T3">, </text:span><text:span text:style-name="T5">others=</text:span><text:span text:style-name="T16">0</text:span><text:span text:style-name="T3">;</text:span></text:p>
      <text:p text:style-name="P7"><text:span text:style-name="T2"><text:s text:c="8"/></text:span><text:span text:style-name="T3">int </text:span><text:span text:style-name="T5">lowerCaseLetters=</text:span><text:span text:style-name="T16">0</text:span><text:span text:style-name="T3">;</text:span></text:p>
      <text:p text:style-name="P7"><text:span text:style-name="T2"><text:s text:c="8"/></text:span><text:span text:style-name="T3">int </text:span><text:span text:style-name="T5">strlen = str.length()</text:span><text:span text:style-name="T3">;</text:span></text:p>
      <text:p text:style-name="P7"><text:span text:style-name="T2"><text:s text:c="8"/></text:span><text:span text:style-name="T3">for </text:span><text:span text:style-name="T5">(</text:span><text:span text:style-name="T3">int </text:span><text:span text:style-name="T5">i = </text:span><text:span text:style-name="T16">0</text:span><text:span text:style-name="T3">; </text:span><text:span text:style-name="T5">i &lt; str.length()</text:span><text:span text:style-name="T3">; </text:span><text:span text:style-name="T5">i++)</text:span></text:p>
      <text:p text:style-name="P7"><text:s text:c="8"/><text:span text:style-name="T5">{</text:span></text:p>
      <text:p text:style-name="P7"><text:s text:c="12"/><text:span text:style-name="T3">char </text:span><text:span text:style-name="T5">ch = str.charAt(i)</text:span><text:span text:style-name="T3">;</text:span></text:p>
      <text:p text:style-name="P7"><text:span text:style-name="T2"><text:s text:c="12"/></text:span><text:span text:style-name="T3">if</text:span><text:span text:style-name="T5">(Character.</text:span><text:span text:style-name="T6">isUpperCase</text:span><text:span text:style-name="T5">(ch))</text:span></text:p>
      <text:p text:style-name="P7"><text:s text:c="12"/><text:span text:style-name="T5">{</text:span></text:p>
      <text:p text:style-name="P7"><text:s text:c="16"/><text:span text:style-name="T5">upperCaseLetters++</text:span><text:span text:style-name="T3">;</text:span></text:p>
      <text:p text:style-name="P7"><text:span text:style-name="T2"><text:s text:c="12"/></text:span><text:span text:style-name="T5">}</text:span></text:p>
      <text:p text:style-name="P7"><text:s text:c="12"/><text:span text:style-name="T3">else if</text:span><text:span text:style-name="T5">(Character.</text:span><text:span text:style-name="T6">isLowerCase</text:span><text:span text:style-name="T5">(ch))</text:span></text:p>
      <text:p text:style-name="P7"><text:s text:c="12"/><text:span text:style-name="T5">{</text:span></text:p>
      <text:p text:style-name="P7"><text:s text:c="16"/><text:span text:style-name="T5">lowerCaseLetters++</text:span><text:span text:style-name="T3">;</text:span></text:p>
      <text:p text:style-name="P7"><text:span text:style-name="T2"><text:s text:c="12"/></text:span><text:span text:style-name="T5">}</text:span></text:p>
      <text:p text:style-name="P7"><text:s text:c="12"/><text:span text:style-name="T3">else if </text:span><text:span text:style-name="T5">(Character.</text:span><text:span text:style-name="T6">isDigit</text:span><text:span text:style-name="T5">(ch))</text:span></text:p>
      <text:p text:style-name="P7"><text:s text:c="12"/><text:span text:style-name="T5">{</text:span></text:p>
      <text:p text:style-name="P7"><text:s text:c="16"/><text:span text:style-name="T5">digit++</text:span><text:span text:style-name="T3">;</text:span></text:p>
      <text:p text:style-name="P7"><text:span text:style-name="T2"><text:s text:c="12"/></text:span><text:span text:style-name="T5">}</text:span></text:p>
      <text:p text:style-name="P7"><text:s text:c="12"/><text:span text:style-name="T3">else</text:span></text:p>
      <text:p text:style-name="P7"><text:span text:style-name="T2"><text:s text:c="12"/></text:span><text:span text:style-name="T5">{</text:span></text:p>
      <text:p text:style-name="P7"><text:s text:c="16"/><text:span text:style-name="T5">others++</text:span><text:span text:style-name="T3">;</text:span></text:p>
      <text:p text:style-name="P7"><text:span text:style-name="T2"><text:s text:c="12"/></text:span><text:span text:style-name="T5">}</text:span></text:p>
      <text:p text:style-name="P7"><text:s text:c="8"/><text:span text:style-name="T5">}</text:span></text:p>
      <text:p text:style-name="P7"><text:s text:c="8"/><text:span text:style-name="T5">System.</text:span><text:span text:style-name="T13">out</text:span><text:span text:style-name="T5">.println(</text:span><text:span text:style-name="T14">"upperCaseLetters = "</text:span><text:span text:style-name="T5">+upperCaseLetters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lowerCaseLetters = "</text:span><text:span text:style-name="T5">+lowerCaseLetters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digit = "</text:span><text:span text:style-name="T5">+digit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others = "</text:span><text:span text:style-name="T5">+others)</text:span><text:span text:style-name="T3">;</text:span></text:p>
      <text:p text:style-name="P7"><text:span text:style-name="T2"><text:s text:c="8"/></text:span><text:span text:style-name="T3">double </text:span><text:span text:style-name="T5">upPercentage = (upperCaseLetters * </text:span><text:span text:style-name="T16">100.0</text:span><text:span text:style-name="T5">) / strlen </text:span><text:span text:style-name="T3">;</text:span></text:p>
      <text:p text:style-name="P7"><text:span text:style-name="T2"><text:s text:c="8"/></text:span><text:span text:style-name="T3">double </text:span><text:span text:style-name="T5">loPercentage = (lowerCaseLetters * </text:span><text:span text:style-name="T16">100.0</text:span><text:span text:style-name="T5">) / strlen</text:span><text:span text:style-name="T3">;</text:span></text:p>
      <text:p text:style-name="P7"><text:span text:style-name="T2"><text:s text:c="8"/></text:span><text:span text:style-name="T3">double </text:span><text:span text:style-name="T5">diPercentage = (digit * </text:span><text:span text:style-name="T16">100.0</text:span><text:span text:style-name="T5">) / strlen</text:span><text:span text:style-name="T3">;</text:span></text:p>
      <text:p text:style-name="P7"><text:span text:style-name="T2"><text:s text:c="8"/></text:span><text:span text:style-name="T3">double </text:span><text:span text:style-name="T5">oPercentage = (others * </text:span><text:span text:style-name="T16">100.0</text:span><text:span text:style-name="T5">) / strlen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upPercentage = "</text:span><text:span text:style-name="T5">+upPercentage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loPercentage = "</text:span><text:span text:style-name="T5">+loPercentage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diPercentage = "</text:span><text:span text:style-name="T5">+diPercentage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oPercentage = "</text:span><text:span text:style-name="T5">+oPercentage)</text:span><text:span text:style-name="T3">;</text:span></text:p>
      <text:p text:style-name="P7"><text:span text:style-name="T2"><text:s text:c="4"/></text:span><text:span text:style-name="T5">}</text:span></text:p>
      <text:p text:style-name="P11">}</text:p>
      <text:p text:style-name="P1"><text:line-break/>Q5. Find common elements between two arrays.</text:p>
      <text:p text:style-name="P4"><text:span text:style-name="T1">ANSWER:</text:span></text:p>
      <text:p text:style-name="P6"><text:span text:style-name="T2">import </text:span>java.util.Scanner<text:span text:style-name="T2">;</text:span></text:p>
      <text:p text:style-name="P5"><text:span text:style-name="T2">public class </text:span>fifth {</text:p>
      <text:p text:style-name="P7"><text:s text:c="4"/><text:span text:style-name="T3">public static void </text:span><text:span text:style-name="T8">main</text:span><text:span text:style-name="T5">(String[] args) {</text:span></text:p>
      <text:p text:style-name="P7"><text:s text:c="8"/><text:span text:style-name="T5">Scanner sc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8"/></text:span><text:span text:style-name="T3">int </text:span><text:span text:style-name="T5">n= sc.nextInt()</text:span><text:span text:style-name="T3">;</text:span></text:p>
      <text:p text:style-name="P7"><text:span text:style-name="T2"><text:s text:c="8"/></text:span><text:span text:style-name="T3">int </text:span><text:span text:style-name="T5">a[] = </text:span><text:span text:style-name="T3">new int</text:span><text:span text:style-name="T5">[n]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enter the size of array 1: n="</text:span><text:span text:style-name="T5">+n)</text:span><text:span text:style-name="T3">;</text:span></text:p>
      <text:p text:style-name="P7"><text:soft-page-break/><text:span text:style-name="T2"><text:s text:c="8"/></text:span><text:span text:style-name="T3">int </text:span><text:span text:style-name="T5">m= sc.nextInt()</text:span><text:span text:style-name="T3">;</text:span></text:p>
      <text:p text:style-name="P7"><text:span text:style-name="T2"><text:s text:c="8"/></text:span><text:span text:style-name="T3">int </text:span><text:span text:style-name="T5">b[]=</text:span><text:span text:style-name="T3">new int</text:span><text:span text:style-name="T5">[m]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enter the size of array 2: m="</text:span><text:span text:style-name="T5">+m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enter first array"</text:span><text:span text:style-name="T5">)</text:span><text:span text:style-name="T3">;</text:span></text:p>
      <text:p text:style-name="P7"><text:span text:style-name="T2"><text:s text:c="8"/></text:span><text:span text:style-name="T3">for </text:span><text:span text:style-name="T5">(</text:span><text:span text:style-name="T3">int </text:span><text:span text:style-name="T5">i = </text:span><text:span text:style-name="T16">0</text:span><text:span text:style-name="T3">; </text:span><text:span text:style-name="T5">i &lt; n</text:span><text:span text:style-name="T3">; </text:span><text:span text:style-name="T5">i++)</text:span></text:p>
      <text:p text:style-name="P7"><text:s text:c="8"/><text:span text:style-name="T5">{</text:span></text:p>
      <text:p text:style-name="P7"><text:s text:c="12"/><text:span text:style-name="T5">a[i] = sc.nextInt()</text:span><text:span text:style-name="T3">;</text:span></text:p>
      <text:p text:style-name="P7"><text:span text:style-name="T2"><text:s text:c="8"/></text:span><text:span text:style-name="T5">}</text:span></text:p>
      <text:p text:style-name="P7"><text:s text:c="8"/><text:span text:style-name="T5">System.</text:span><text:span text:style-name="T13">out</text:span><text:span text:style-name="T5">.println(</text:span><text:span text:style-name="T14">"enter second array"</text:span><text:span text:style-name="T5">)</text:span><text:span text:style-name="T3">;</text:span></text:p>
      <text:p text:style-name="P7"><text:span text:style-name="T2"><text:s text:c="8"/></text:span><text:span text:style-name="T3">for </text:span><text:span text:style-name="T5">(</text:span><text:span text:style-name="T3">int </text:span><text:span text:style-name="T5">i = </text:span><text:span text:style-name="T16">0</text:span><text:span text:style-name="T3">; </text:span><text:span text:style-name="T5">i &lt; m</text:span><text:span text:style-name="T3">; </text:span><text:span text:style-name="T5">i++)</text:span></text:p>
      <text:p text:style-name="P7"><text:s text:c="8"/><text:span text:style-name="T5">{</text:span></text:p>
      <text:p text:style-name="P7"><text:s text:c="12"/><text:span text:style-name="T5">b[i] = sc.nextInt()</text:span><text:span text:style-name="T3">;</text:span></text:p>
      <text:p text:style-name="P7"><text:span text:style-name="T2"><text:s text:c="8"/></text:span><text:span text:style-name="T5">}</text:span></text:p>
      <text:p text:style-name="P7"><text:s text:c="8"/><text:span text:style-name="T3">for</text:span><text:span text:style-name="T5">(</text:span><text:span text:style-name="T3">int </text:span><text:span text:style-name="T5">i=</text:span><text:span text:style-name="T16">0</text:span><text:span text:style-name="T3">;</text:span><text:span text:style-name="T5">i&lt;n</text:span><text:span text:style-name="T3">;</text:span><text:span text:style-name="T5">i++)</text:span></text:p>
      <text:p text:style-name="P7"><text:s text:c="8"/><text:span text:style-name="T5">{</text:span></text:p>
      <text:p text:style-name="P7"><text:s text:c="12"/><text:span text:style-name="T3">for</text:span><text:span text:style-name="T5">(</text:span><text:span text:style-name="T3">int </text:span><text:span text:style-name="T5">j=</text:span><text:span text:style-name="T16">0</text:span><text:span text:style-name="T3">;</text:span><text:span text:style-name="T5">j&lt;m</text:span><text:span text:style-name="T3">;</text:span><text:span text:style-name="T5">j++){</text:span></text:p>
      <text:p text:style-name="P7"><text:s text:c="15"/><text:span text:style-name="T3">if</text:span><text:span text:style-name="T5">(b[j]==a[i]){</text:span></text:p>
      <text:p text:style-name="P7"><text:s text:c="19"/><text:span text:style-name="T5">System.</text:span><text:span text:style-name="T13">out</text:span><text:span text:style-name="T5">.println(a[i])</text:span><text:span text:style-name="T3">;</text:span></text:p>
      <text:p text:style-name="P7"><text:span text:style-name="T2"><text:s text:c="19"/></text:span><text:span text:style-name="T5">b[j]=</text:span><text:span text:style-name="T14">'0'</text:span><text:span text:style-name="T3">;</text:span></text:p>
      <text:p text:style-name="P7"><text:span text:style-name="T2"><text:s text:c="19"/></text:span><text:span text:style-name="T5">a[i]=</text:span><text:span text:style-name="T14">'0'</text:span><text:span text:style-name="T3">;</text:span></text:p>
      <text:p text:style-name="P7"><text:span text:style-name="T2"><text:s text:c="15"/></text:span><text:span text:style-name="T5">}</text:span></text:p>
      <text:p text:style-name="P7"><text:s text:c="8"/><text:span text:style-name="T5">}</text:span></text:p>
      <text:p text:style-name="P7"><text:s text:c="8"/><text:span text:style-name="T5">}</text:span></text:p>
      <text:p text:style-name="P7"><text:s text:c="4"/><text:span text:style-name="T5">}</text:span></text:p>
      <text:p text:style-name="P11">}</text:p>
      <text:p text:style-name="P1"><text:line-break/>Q6. There is an array with every element repeated twice except one. Find that element</text:p>
      <text:p text:style-name="P4"><text:span text:style-name="T1">ANSWER:</text:span></text:p>
      <text:p text:style-name="P6"><text:span text:style-name="T2">import </text:span>java.util.Scanner<text:span text:style-name="T2">;</text:span></text:p>
      <text:p text:style-name="P5"><text:span text:style-name="T2">public class </text:span>sixth {</text:p>
      <text:p text:style-name="P7"><text:s text:c="4"/><text:span text:style-name="T3">public static void </text:span><text:span text:style-name="T8">main</text:span><text:span text:style-name="T5">(String[] args) {</text:span></text:p>
      <text:p text:style-name="P7"><text:s text:c="8"/><text:span text:style-name="T3">int </text:span><text:span text:style-name="T5">n</text:span><text:span text:style-name="T3">;</text:span></text:p>
      <text:p text:style-name="P7"><text:span text:style-name="T2"><text:s text:c="8"/></text:span><text:span text:style-name="T5">Scanner s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(</text:span><text:span text:style-name="T14">"Enter no. of elements you want in array:"</text:span><text:span text:style-name="T5">)</text:span><text:span text:style-name="T3">;</text:span></text:p>
      <text:p text:style-name="P7"><text:span text:style-name="T2"><text:s text:c="8"/></text:span><text:span text:style-name="T5">n = s.nextInt()</text:span><text:span text:style-name="T3">;</text:span></text:p>
      <text:p text:style-name="P7"><text:span text:style-name="T2"><text:s text:c="8"/></text:span><text:span text:style-name="T3">int </text:span><text:span text:style-name="T5">a[] = </text:span><text:span text:style-name="T3">new int</text:span><text:span text:style-name="T5">[n]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Enter "</text:span><text:span text:style-name="T5">+n+</text:span><text:span text:style-name="T14">" Elements:"</text:span><text:span text:style-name="T5">)</text:span><text:span text:style-name="T3">;</text:span></text:p>
      <text:p text:style-name="P7"><text:span text:style-name="T2"><text:s text:c="8"/></text:span><text:span text:style-name="T3">for</text:span><text:span text:style-name="T5">(</text:span><text:span text:style-name="T3">int </text:span><text:span text:style-name="T5">i = </text:span><text:span text:style-name="T16">0</text:span><text:span text:style-name="T3">; </text:span><text:span text:style-name="T5">i &lt; n</text:span><text:span text:style-name="T3">; </text:span><text:span text:style-name="T5">i++)</text:span></text:p>
      <text:p text:style-name="P7"><text:s text:c="8"/><text:span text:style-name="T5">{</text:span></text:p>
      <text:p text:style-name="P7"><text:s text:c="12"/><text:span text:style-name="T5">a[i] = s.nextInt()</text:span><text:span text:style-name="T3">;</text:span></text:p>
      <text:p text:style-name="P7"><text:span text:style-name="T2"><text:s text:c="8"/></text:span><text:span text:style-name="T5">}</text:span></text:p>
      <text:p text:style-name="P7"><text:s text:c="8"/><text:span text:style-name="T3">for</text:span><text:span text:style-name="T5">(</text:span><text:span text:style-name="T3">int </text:span><text:span text:style-name="T5">i=</text:span><text:span text:style-name="T16">0</text:span><text:span text:style-name="T3">;</text:span><text:span text:style-name="T5">i&lt;n</text:span><text:span text:style-name="T3">;</text:span><text:span text:style-name="T5">i++)</text:span></text:p>
      <text:p text:style-name="P7"><text:s text:c="8"/><text:span text:style-name="T5">{ </text:span><text:span text:style-name="T3">int </text:span><text:span text:style-name="T5">count=</text:span><text:span text:style-name="T16">0</text:span><text:span text:style-name="T3">;</text:span></text:p>
      <text:p text:style-name="P7"><text:span text:style-name="T2"><text:s text:c="12"/></text:span><text:span text:style-name="T3">for</text:span><text:span text:style-name="T5">(</text:span><text:span text:style-name="T3">int </text:span><text:span text:style-name="T5">j=</text:span><text:span text:style-name="T16">0</text:span><text:span text:style-name="T3">;</text:span><text:span text:style-name="T5">j&lt;n</text:span><text:span text:style-name="T3">;</text:span><text:span text:style-name="T5">j++)</text:span></text:p>
      <text:p text:style-name="P7"><text:s text:c="12"/><text:span text:style-name="T5">{</text:span></text:p>
      <text:p text:style-name="P7"><text:s text:c="16"/><text:span text:style-name="T3">if</text:span><text:span text:style-name="T5">(a[i]==a[j])</text:span></text:p>
      <text:p text:style-name="P7"><text:s text:c="16"/><text:span text:style-name="T5">{</text:span></text:p>
      <text:p text:style-name="P7"><text:s text:c="20"/><text:span text:style-name="T5">count++</text:span><text:span text:style-name="T3">;</text:span></text:p>
      <text:p text:style-name="P7"><text:span text:style-name="T2"><text:s text:c="16"/></text:span><text:span text:style-name="T5">}</text:span></text:p>
      <text:p text:style-name="P7"><text:s text:c="12"/><text:span text:style-name="T5">}</text:span></text:p>
      <text:p text:style-name="P7"><text:s text:c="12"/><text:span text:style-name="T3">if </text:span><text:span text:style-name="T5">((count==</text:span><text:span text:style-name="T16">1</text:span><text:span text:style-name="T5">))</text:span></text:p>
      <text:p text:style-name="P7"><text:s text:c="12"/><text:span text:style-name="T5">{</text:span></text:p>
      <text:p text:style-name="P7"><text:s text:c="16"/><text:span text:style-name="T5">System.</text:span><text:span text:style-name="T13">out</text:span><text:span text:style-name="T5">.println(</text:span><text:span text:style-name="T14">"Output:" </text:span><text:span text:style-name="T5">+a[i])</text:span><text:span text:style-name="T3">;</text:span></text:p>
      <text:p text:style-name="P10"><text:s text:c="16"/><text:span text:style-name="T5">break;</text:span></text:p>
      <text:p text:style-name="P7"><text:span text:style-name="T2"><text:s text:c="12"/></text:span><text:span text:style-name="T5">}</text:span></text:p>
      <text:p text:style-name="P7"><text:s text:c="8"/><text:span text:style-name="T5">}</text:span></text:p>
      <text:p text:style-name="P7"><text:s text:c="4"/><text:span text:style-name="T5">}</text:span></text:p>
      <text:p text:style-name="P11">}</text:p>
      <text:p text:style-name="P1"><text:soft-page-break/><text:line-break/>Q7. Write a program to print your Firstname,LastName &amp; age using static block,static method &amp; static variable respectively</text:p>
      <text:p text:style-name="P4"><text:span text:style-name="T1">ANSWER:</text:span></text:p>
      <text:p text:style-name="P6"><text:span text:style-name="T2">import </text:span>java.util.Scanner<text:span text:style-name="T2">;</text:span></text:p>
      <text:p text:style-name="P5"><text:span text:style-name="T2">public class </text:span>seven {</text:p>
      <text:p text:style-name="P7"><text:s text:c="4"/><text:span text:style-name="T3">public static void </text:span><text:span text:style-name="T8">main</text:span><text:span text:style-name="T5">(String[] args) {</text:span></text:p>
      <text:p text:style-name="P7"><text:s text:c="8"/><text:span text:style-name="T5">Scanner sc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enter your first name"</text:span><text:span text:style-name="T5">)</text:span><text:span text:style-name="T3">;</text:span></text:p>
      <text:p text:style-name="P7"><text:span text:style-name="T2"><text:s text:c="8"/></text:span><text:span text:style-name="T5">String Firstname = sc.nextLine(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enter your last name"</text:span><text:span text:style-name="T5">)</text:span><text:span text:style-name="T3">;</text:span></text:p>
      <text:p text:style-name="P7"><text:span text:style-name="T2"><text:s text:c="8"/></text:span><text:span text:style-name="T5">String Lastname = sc.nextLine()</text:span><text:span text:style-name="T3">;</text:span></text:p>
      <text:p text:style-name="P7"><text:span text:style-name="T2"><text:s text:c="8"/></text:span><text:span text:style-name="T5">staticd sd = </text:span><text:span text:style-name="T3">new </text:span><text:span text:style-name="T5">staticd()</text:span><text:span text:style-name="T3">;</text:span></text:p>
      <text:p text:style-name="P7"><text:span text:style-name="T2"><text:s text:c="8"/></text:span><text:span text:style-name="T5">sd.</text:span><text:span text:style-name="T6">showdata</text:span><text:span text:style-name="T5">(Firstname</text:span><text:span text:style-name="T3">,</text:span><text:span text:style-name="T5">Lastname)</text:span><text:span text:style-name="T3">;</text:span></text:p>
      <text:p text:style-name="P7"><text:span text:style-name="T2"><text:s text:c="4"/></text:span><text:span text:style-name="T5">}</text:span></text:p>
      <text:p text:style-name="P5">}</text:p>
      <text:p text:style-name="P7"><text:s text:c="4"/><text:span text:style-name="T3">class </text:span><text:span text:style-name="T5">staticd {</text:span></text:p>
      <text:p text:style-name="P7"><text:s text:c="8"/><text:span text:style-name="T3">static int </text:span><text:span text:style-name="T13">age</text:span><text:span text:style-name="T3">;</text:span></text:p>
      <text:p text:style-name="P7"><text:span text:style-name="T2"><text:s text:c="8"/></text:span><text:span text:style-name="T3">static </text:span><text:span text:style-name="T5">String </text:span><text:span text:style-name="T13">Firstname </text:span><text:span text:style-name="T5">= </text:span><text:span text:style-name="T14">""</text:span><text:span text:style-name="T3">;</text:span></text:p>
      <text:p text:style-name="P7"><text:span text:style-name="T2"><text:s text:c="8"/></text:span><text:span text:style-name="T3">static </text:span><text:span text:style-name="T5">String </text:span><text:span text:style-name="T13">Lastname </text:span><text:span text:style-name="T5">= </text:span><text:span text:style-name="T14">""</text:span><text:span text:style-name="T3">;</text:span></text:p>
      <text:p text:style-name="P7"><text:span text:style-name="T2"><text:s text:c="8"/></text:span><text:span text:style-name="T3">static </text:span><text:span text:style-name="T5">{</text:span></text:p>
      <text:p text:style-name="P7"><text:s text:c="12"/><text:span text:style-name="T13">age </text:span><text:span text:style-name="T5">= </text:span><text:span text:style-name="T16">20</text:span><text:span text:style-name="T3">;</text:span></text:p>
      <text:p text:style-name="P7"><text:span text:style-name="T2"><text:s text:c="8"/></text:span><text:span text:style-name="T5">}</text:span></text:p>
      <text:p text:style-name="P7"><text:s text:c="8"/><text:span text:style-name="T3">static void </text:span><text:span text:style-name="T8">showdata</text:span><text:span text:style-name="T5">(String Firstn</text:span><text:span text:style-name="T3">, </text:span><text:span text:style-name="T5">String Lastn) {</text:span></text:p>
      <text:p text:style-name="P7"><text:s text:c="12"/><text:span text:style-name="T13">Firstname </text:span><text:span text:style-name="T5">= Firstn</text:span><text:span text:style-name="T3">;</text:span></text:p>
      <text:p text:style-name="P7"><text:span text:style-name="T2"><text:s text:c="12"/></text:span><text:span text:style-name="T13">Lastname </text:span><text:span text:style-name="T5">= Lastn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your first name is " </text:span><text:span text:style-name="T5">+ </text:span><text:span text:style-name="T13">Firstname</text:span><text:span text:style-name="T5">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your last name is " </text:span><text:span text:style-name="T5">+ </text:span><text:span text:style-name="T13">Lastname</text:span><text:span text:style-name="T5">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your age is " </text:span><text:span text:style-name="T5">+ </text:span><text:span text:style-name="T13">age</text:span><text:span text:style-name="T5">)</text:span><text:span text:style-name="T3">;</text:span></text:p>
      <text:p text:style-name="P7"><text:span text:style-name="T2"><text:s text:c="8"/></text:span><text:span text:style-name="T5">}</text:span></text:p>
      <text:p text:style-name="P14"><text:s text:c="4"/><text:span text:style-name="T5">}</text:span></text:p>
      <text:p text:style-name="P1"><text:line-break/>Q8. Write a program to reverse a string and remove character from index 4 to index 9 from the reversed string using String Buffer</text:p>
      <text:p text:style-name="P4"><text:span text:style-name="T1">ANSWER:</text:span></text:p>
      <text:p text:style-name="P6"><text:span text:style-name="T2">import </text:span>java.util.Scanner<text:span text:style-name="T2">;</text:span></text:p>
      <text:p text:style-name="P5"><text:span text:style-name="T2">public class </text:span>eight {</text:p>
      <text:p text:style-name="P7"><text:s text:c="4"/><text:span text:style-name="T3">public static void </text:span><text:span text:style-name="T8">main</text:span><text:span text:style-name="T5">(String[] args) {</text:span></text:p>
      <text:p text:style-name="P7"><text:s text:c="8"/><text:span text:style-name="T5">Scanner sc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8"/></text:span><text:span text:style-name="T5">String str =sc.nextLine()</text:span><text:span text:style-name="T3">;</text:span></text:p>
      <text:p text:style-name="P7"><text:span text:style-name="T2"><text:s text:c="8"/></text:span><text:span text:style-name="T5">StringBuffer sb =</text:span><text:span text:style-name="T3">new </text:span><text:span text:style-name="T5">StringBuffer(str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sb.reverse()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sb.delete(</text:span><text:span text:style-name="T16">4</text:span><text:span text:style-name="T3">,</text:span><text:span text:style-name="T16">9</text:span><text:span text:style-name="T5">))</text:span><text:span text:style-name="T3">;</text:span></text:p>
      <text:p text:style-name="P7"><text:span text:style-name="T2"><text:s text:c="4"/></text:span><text:span text:style-name="T5">}</text:span></text:p>
      <text:p text:style-name="P11">}</text:p>
      <text:p text:style-name="P1"><text:line-break/>Q9.Write a program to display values of enums using a constructor &amp; getPrice() method (Example display house &amp; their prices)</text:p>
      <text:p text:style-name="P4"><text:span text:style-name="T1">ANSWER:</text:span></text:p>
      <text:p text:style-name="P6"><text:span text:style-name="T2">enum </text:span>House {</text:p>
      <text:p text:style-name="P7"><text:s text:c="4"/><text:span text:style-name="T13">Castle</text:span><text:span text:style-name="T5">(</text:span><text:span text:style-name="T16">900</text:span><text:span text:style-name="T5">)</text:span><text:span text:style-name="T3">,</text:span><text:span text:style-name="T13">Apartment</text:span><text:span text:style-name="T5">(</text:span><text:span text:style-name="T16">2</text:span><text:span text:style-name="T5">)</text:span><text:span text:style-name="T3">,</text:span><text:span text:style-name="T13">Bungalow</text:span><text:span text:style-name="T5">(</text:span><text:span text:style-name="T16">50</text:span><text:span text:style-name="T5">)</text:span><text:span text:style-name="T3">,</text:span><text:span text:style-name="T13">TinyHome</text:span><text:span text:style-name="T5">(</text:span><text:span text:style-name="T16">15</text:span><text:span text:style-name="T5">)</text:span><text:span text:style-name="T3">,</text:span><text:span text:style-name="T13">MultiFamily</text:span><text:span text:style-name="T5">(</text:span><text:span text:style-name="T16">12</text:span><text:span text:style-name="T5">)</text:span><text:span text:style-name="T3">;</text:span></text:p>
      <text:p text:style-name="P7"><text:span text:style-name="T2"><text:s text:c="4"/></text:span><text:span text:style-name="T3">private int </text:span><text:span text:style-name="T12">price</text:span><text:span text:style-name="T3">;</text:span></text:p>
      <text:p text:style-name="P7"><text:span text:style-name="T2"><text:s text:c="4"/></text:span><text:span text:style-name="T8">House</text:span><text:span text:style-name="T5">(</text:span><text:span text:style-name="T3">int </text:span><text:span text:style-name="T5">p) {</text:span></text:p>
      <text:p text:style-name="P7"><text:s text:c="8"/><text:span text:style-name="T12">price </text:span><text:span text:style-name="T5">= p</text:span><text:span text:style-name="T3">;</text:span></text:p>
      <text:p text:style-name="P7"><text:span text:style-name="T2"><text:s text:c="4"/></text:span><text:span text:style-name="T5">}</text:span></text:p>
      <text:p text:style-name="P7"><text:s text:c="4"/><text:span text:style-name="T3">int </text:span><text:span text:style-name="T8">getPrice</text:span><text:span text:style-name="T5">() {</text:span></text:p>
      <text:p text:style-name="P7"><text:s text:c="8"/><text:span text:style-name="T3">return </text:span><text:span text:style-name="T12">price</text:span><text:span text:style-name="T3">;</text:span></text:p>
      <text:p text:style-name="P7"><text:span text:style-name="T2"><text:s text:c="4"/></text:span><text:span text:style-name="T5">}</text:span></text:p>
      <text:p text:style-name="P5">}</text:p>
      <text:p text:style-name="P5"><text:soft-page-break/><text:span text:style-name="T2">public class </text:span>nine {</text:p>
      <text:p text:style-name="P7"><text:s text:c="4"/><text:span text:style-name="T3">public static void </text:span><text:span text:style-name="T8">main</text:span><text:span text:style-name="T5">(String args[]){</text:span></text:p>
      <text:p text:style-name="P7"><text:s text:c="8"/><text:span text:style-name="T5">System.</text:span><text:span text:style-name="T13">out</text:span><text:span text:style-name="T5">.println(</text:span><text:span text:style-name="T14">"All House prices:"</text:span><text:span text:style-name="T5">)</text:span><text:span text:style-name="T3">;</text:span></text:p>
      <text:p text:style-name="P7"><text:span text:style-name="T2"><text:s text:c="8"/></text:span><text:span text:style-name="T3">for </text:span><text:span text:style-name="T5">(House h : House.</text:span><text:span text:style-name="T6">values</text:span><text:span text:style-name="T5">())</text:span></text:p>
      <text:p text:style-name="P7"><text:s text:c="12"/><text:span text:style-name="T5">System.</text:span><text:span text:style-name="T13">out</text:span><text:span text:style-name="T5">.println(h + </text:span><text:span text:style-name="T14">" costs " </text:span><text:span text:style-name="T5">+ h.getPrice() + </text:span><text:span text:style-name="T14">" Thousand Euros"</text:span><text:span text:style-name="T5">)</text:span><text:span text:style-name="T3">;</text:span></text:p>
      <text:p text:style-name="P7"><text:span text:style-name="T2"><text:s text:c="4"/></text:span><text:span text:style-name="T5">}</text:span></text:p>
      <text:p text:style-name="P13">}</text:p>
      <text:p text:style-name="P1"><text:line-break/>Q10.Write a single program for following operation using overloading<text:line-break/>  A) Adding 2 integer number<text:line-break/>  B) Adding 2 double<text:line-break/>  C) multiplying 2 float<text:line-break/>  D) multiplying 2 int<text:line-break/>  E) concate 2 string<text:line-break/>  F) Concate 3 String</text:p>
      <text:p text:style-name="P1"><text:span text:style-name="T17">ANSWER:</text:span></text:p>
      <text:p text:style-name="P6"><text:span text:style-name="T4">import </text:span><text:span text:style-name="T17">java.util.Scanner</text:span><text:span text:style-name="T4">;</text:span></text:p>
      <text:p text:style-name="P5"><text:span text:style-name="T2">public class </text:span>tenth {</text:p>
      <text:p text:style-name="P7"><text:s text:c="4"/><text:span text:style-name="T3">public static int </text:span><text:span text:style-name="T8">overload</text:span><text:span text:style-name="T5">(</text:span><text:span text:style-name="T3">int </text:span><text:span text:style-name="T5">x</text:span><text:span text:style-name="T3">,int </text:span><text:span text:style-name="T5">y)</text:span></text:p>
      <text:p text:style-name="P7"><text:s text:c="4"/><text:span text:style-name="T5">{</text:span></text:p>
      <text:p text:style-name="P7"><text:s text:c="8"/><text:span text:style-name="T5">System.</text:span><text:span text:style-name="T13">out</text:span><text:span text:style-name="T5">.println(x+y)</text:span><text:span text:style-name="T3">;</text:span></text:p>
      <text:p text:style-name="P7"><text:span text:style-name="T2"><text:s text:c="8"/></text:span><text:span text:style-name="T3">return </text:span><text:span text:style-name="T5">x+y</text:span><text:span text:style-name="T3">;</text:span></text:p>
      <text:p text:style-name="P7"><text:span text:style-name="T2"><text:s text:c="4"/></text:span><text:span text:style-name="T5">}</text:span></text:p>
      <text:p text:style-name="P7"><text:s text:c="4"/><text:span text:style-name="T3">public static double </text:span><text:span text:style-name="T8">overload</text:span><text:span text:style-name="T5">(</text:span><text:span text:style-name="T3">double </text:span><text:span text:style-name="T5">x</text:span><text:span text:style-name="T3">,double </text:span><text:span text:style-name="T5">y)</text:span></text:p>
      <text:p text:style-name="P7"><text:s text:c="4"/><text:span text:style-name="T5">{</text:span></text:p>
      <text:p text:style-name="P7"><text:s text:c="8"/><text:span text:style-name="T5">System.</text:span><text:span text:style-name="T13">out</text:span><text:span text:style-name="T5">.println(x+y)</text:span><text:span text:style-name="T3">;</text:span></text:p>
      <text:p text:style-name="P7"><text:span text:style-name="T2"><text:s text:c="8"/></text:span><text:span text:style-name="T3">return </text:span><text:span text:style-name="T5">x+y</text:span><text:span text:style-name="T3">;</text:span></text:p>
      <text:p text:style-name="P7"><text:span text:style-name="T2"><text:s text:c="4"/></text:span><text:span text:style-name="T5">}</text:span></text:p>
      <text:p text:style-name="P7"><text:s text:c="4"/><text:span text:style-name="T3">public static float </text:span><text:span text:style-name="T8">overload</text:span><text:span text:style-name="T5">(</text:span><text:span text:style-name="T3">float </text:span><text:span text:style-name="T5">x</text:span><text:span text:style-name="T3">,float </text:span><text:span text:style-name="T5">y)</text:span></text:p>
      <text:p text:style-name="P7"><text:s text:c="4"/><text:span text:style-name="T5">{</text:span></text:p>
      <text:p text:style-name="P7"><text:s text:c="8"/><text:span text:style-name="T5">System.</text:span><text:span text:style-name="T13">out</text:span><text:span text:style-name="T5">.println(x*y)</text:span><text:span text:style-name="T3">;</text:span></text:p>
      <text:p text:style-name="P7"><text:span text:style-name="T2"><text:s text:c="8"/></text:span><text:span text:style-name="T3">return </text:span><text:span text:style-name="T5">x*y</text:span><text:span text:style-name="T3">;</text:span></text:p>
      <text:p text:style-name="P7"><text:span text:style-name="T2"><text:s text:c="4"/></text:span><text:span text:style-name="T5">}</text:span></text:p>
      <text:p text:style-name="P7"><text:s text:c="4"/><text:span text:style-name="T3">public static void </text:span><text:span text:style-name="T8">overload</text:span><text:span text:style-name="T5">()</text:span></text:p>
      <text:p text:style-name="P7"><text:s text:c="4"/><text:span text:style-name="T5">{</text:span></text:p>
      <text:p text:style-name="P7"><text:s text:c="8"/><text:span text:style-name="T3">int </text:span><text:span text:style-name="T5">x</text:span><text:span text:style-name="T3">,</text:span><text:span text:style-name="T5">y</text:span><text:span text:style-name="T3">;</text:span></text:p>
      <text:p text:style-name="P7"><text:span text:style-name="T2"><text:s text:c="8"/></text:span><text:span text:style-name="T5">Scanner sc=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Enter elements:"</text:span><text:span text:style-name="T5">)</text:span><text:span text:style-name="T3">;</text:span></text:p>
      <text:p text:style-name="P7"><text:span text:style-name="T2"><text:s text:c="8"/></text:span><text:span text:style-name="T5">x=sc.nextInt()</text:span><text:span text:style-name="T3">;</text:span></text:p>
      <text:p text:style-name="P7"><text:span text:style-name="T2"><text:s text:c="8"/></text:span><text:span text:style-name="T5">y=sc.nextInt(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x*y)</text:span><text:span text:style-name="T3">;</text:span></text:p>
      <text:p text:style-name="P7"><text:span text:style-name="T2"><text:s text:c="4"/></text:span><text:span text:style-name="T5">}</text:span></text:p>
      <text:p text:style-name="P7"><text:s text:c="4"/><text:span text:style-name="T3">public static </text:span><text:span text:style-name="T5">String </text:span><text:span text:style-name="T8">overload</text:span><text:span text:style-name="T5">(String a</text:span><text:span text:style-name="T3">,</text:span><text:span text:style-name="T5">String b)</text:span></text:p>
      <text:p text:style-name="P7"><text:s text:c="4"/><text:span text:style-name="T5">{</text:span></text:p>
      <text:p text:style-name="P7"><text:s text:c="8"/><text:span text:style-name="T5">System.</text:span><text:span text:style-name="T13">out</text:span><text:span text:style-name="T5">.println(a+b)</text:span><text:span text:style-name="T3">;</text:span></text:p>
      <text:p text:style-name="P7"><text:span text:style-name="T2"><text:s text:c="8"/></text:span><text:span text:style-name="T3">return </text:span><text:span text:style-name="T5">a+b</text:span><text:span text:style-name="T3">;</text:span></text:p>
      <text:p text:style-name="P7"><text:span text:style-name="T2"><text:s text:c="4"/></text:span><text:span text:style-name="T5">}</text:span></text:p>
      <text:p text:style-name="P7"><text:s text:c="4"/><text:span text:style-name="T3">public static </text:span><text:span text:style-name="T5">String </text:span><text:span text:style-name="T8">overload</text:span><text:span text:style-name="T5">(String a</text:span><text:span text:style-name="T3">,</text:span><text:span text:style-name="T5">String b</text:span><text:span text:style-name="T3">,</text:span><text:span text:style-name="T5">String c)</text:span></text:p>
      <text:p text:style-name="P7"><text:s text:c="4"/><text:span text:style-name="T5">{</text:span></text:p>
      <text:p text:style-name="P7"><text:s text:c="8"/><text:span text:style-name="T5">System.</text:span><text:span text:style-name="T13">out</text:span><text:span text:style-name="T5">.println(a+b+c)</text:span><text:span text:style-name="T3">;</text:span></text:p>
      <text:p text:style-name="P7"><text:span text:style-name="T2"><text:s text:c="8"/></text:span><text:span text:style-name="T3">return </text:span><text:span text:style-name="T5">a+b+c</text:span><text:span text:style-name="T3">;</text:span></text:p>
      <text:p text:style-name="P7"><text:span text:style-name="T2"><text:s text:c="4"/></text:span><text:span text:style-name="T5">}</text:span></text:p>
      <text:p text:style-name="P7"><text:s text:c="4"/><text:span text:style-name="T3">public static void </text:span><text:span text:style-name="T8">main</text:span><text:span text:style-name="T5">(String[] agrs) {</text:span></text:p>
      <text:p text:style-name="P7"><text:s text:c="8"/><text:span text:style-name="T3">int </text:span><text:span text:style-name="T5">ch</text:span><text:span text:style-name="T3">;</text:span></text:p>
      <text:p text:style-name="P10"><text:s text:c="6"/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1.Adding Two Integers"</text:span><text:span text:style-name="T5">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2.Adding Two Doubles"</text:span><text:span text:style-name="T5">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3.Multiplying Two Floats"</text:span><text:span text:style-name="T5">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4.Multiply two int"</text:span><text:span text:style-name="T5">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5.Concate 2 Strings"</text:span><text:span text:style-name="T5">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6.Concate 3 strings"</text:span><text:span text:style-name="T5">)</text:span><text:span text:style-name="T3">;</text:span></text:p>
      <text:p text:style-name="P7"><text:soft-page-break/><text:span text:style-name="T2"><text:s text:c="8"/></text:span><text:span text:style-name="T5">System.</text:span><text:span text:style-name="T13">out</text:span><text:span text:style-name="T5">.println(</text:span><text:span text:style-name="T14">"Enter your Choice"</text:span><text:span text:style-name="T5">)</text:span><text:span text:style-name="T3">;</text:span></text:p>
      <text:p text:style-name="P7"><text:span text:style-name="T2"><text:s text:c="8"/></text:span><text:span text:style-name="T5">Scanner sc=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8"/></text:span><text:span text:style-name="T5">ch=sc.nextInt()</text:span><text:span text:style-name="T3">;</text:span></text:p>
      <text:p text:style-name="P7"><text:span text:style-name="T2"><text:s text:c="8"/></text:span><text:span text:style-name="T3">switch </text:span><text:span text:style-name="T5">(ch) {</text:span></text:p>
      <text:p text:style-name="P7"><text:s text:c="12"/><text:span text:style-name="T3">case </text:span><text:span text:style-name="T16">1</text:span><text:span text:style-name="T5">:</text:span></text:p>
      <text:p text:style-name="P7"><text:s text:c="16"/><text:span text:style-name="T3">int </text:span><text:span text:style-name="T5">x = </text:span><text:span text:style-name="T16">0</text:span><text:span text:style-name="T3">, </text:span><text:span text:style-name="T5">y = </text:span><text:span text:style-name="T16">0</text:span><text:span text:style-name="T3">,</text:span><text:span text:style-name="T5">z=</text:span><text:span text:style-name="T16">0</text:span><text:span text:style-name="T3">;</text:span></text:p>
      <text:p text:style-name="P7"><text:span text:style-name="T2"><text:s text:c="16"/></text:span><text:span text:style-name="T5">System.</text:span><text:span text:style-name="T13">out</text:span><text:span text:style-name="T5">.println(</text:span><text:span text:style-name="T14">"Enter Two Values"</text:span><text:span text:style-name="T5">)</text:span><text:span text:style-name="T3">;</text:span></text:p>
      <text:p text:style-name="P7"><text:span text:style-name="T2"><text:s text:c="16"/></text:span><text:span text:style-name="T5">Scanner s1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16"/></text:span><text:span text:style-name="T5">x = s1.nextInt()</text:span><text:span text:style-name="T3">;</text:span></text:p>
      <text:p text:style-name="P7"><text:span text:style-name="T2"><text:s text:c="16"/></text:span><text:span text:style-name="T5">y = s1.nextInt()</text:span><text:span text:style-name="T3">;</text:span></text:p>
      <text:p text:style-name="P7"><text:span text:style-name="T2"><text:s text:c="16"/></text:span><text:span text:style-name="T6">overload</text:span><text:span text:style-name="T5">(x</text:span><text:span text:style-name="T3">,</text:span><text:span text:style-name="T5">y)</text:span><text:span text:style-name="T3">;</text:span></text:p>
      <text:p text:style-name="P10"><text:s text:c="16"/><text:span text:style-name="T5">break;</text:span></text:p>
      <text:p text:style-name="P7"><text:span text:style-name="T2"><text:s text:c="12"/></text:span><text:span text:style-name="T3">case </text:span><text:span text:style-name="T16">2</text:span><text:span text:style-name="T5">:</text:span></text:p>
      <text:p text:style-name="P7"><text:s text:c="16"/><text:span text:style-name="T3">double </text:span><text:span text:style-name="T5">a</text:span><text:span text:style-name="T3">,</text:span><text:span text:style-name="T5">b</text:span><text:span text:style-name="T3">;</text:span></text:p>
      <text:p text:style-name="P7"><text:span text:style-name="T2"><text:s text:c="16"/></text:span><text:span text:style-name="T5">System.</text:span><text:span text:style-name="T13">out</text:span><text:span text:style-name="T5">.println(</text:span><text:span text:style-name="T14">"Enter Two Values"</text:span><text:span text:style-name="T5">)</text:span><text:span text:style-name="T3">;</text:span></text:p>
      <text:p text:style-name="P7"><text:span text:style-name="T2"><text:s text:c="16"/></text:span><text:span text:style-name="T5">Scanner s2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16"/></text:span><text:span text:style-name="T5">a = s2.nextDouble()</text:span><text:span text:style-name="T3">;</text:span></text:p>
      <text:p text:style-name="P7"><text:span text:style-name="T2"><text:s text:c="16"/></text:span><text:span text:style-name="T5">b = s2.nextDouble()</text:span><text:span text:style-name="T3">;</text:span></text:p>
      <text:p text:style-name="P7"><text:span text:style-name="T2"><text:s text:c="16"/></text:span><text:span text:style-name="T6">overload</text:span><text:span text:style-name="T5">(a</text:span><text:span text:style-name="T3">,</text:span><text:span text:style-name="T5">b)</text:span><text:span text:style-name="T3">;</text:span></text:p>
      <text:p text:style-name="P10"><text:s text:c="16"/><text:span text:style-name="T5">break;</text:span></text:p>
      <text:p text:style-name="P7"><text:span text:style-name="T2"><text:s text:c="12"/></text:span><text:span text:style-name="T3">case </text:span><text:span text:style-name="T16">3</text:span><text:span text:style-name="T5">:</text:span></text:p>
      <text:p text:style-name="P7"><text:s text:c="16"/><text:span text:style-name="T3">float </text:span><text:span text:style-name="T5">c</text:span><text:span text:style-name="T3">,</text:span><text:span text:style-name="T5">d</text:span><text:span text:style-name="T3">;</text:span></text:p>
      <text:p text:style-name="P7"><text:span text:style-name="T2"><text:s text:c="16"/></text:span><text:span text:style-name="T5">System.</text:span><text:span text:style-name="T13">out</text:span><text:span text:style-name="T5">.println(</text:span><text:span text:style-name="T14">"Enter Two Values"</text:span><text:span text:style-name="T5">)</text:span><text:span text:style-name="T3">;</text:span></text:p>
      <text:p text:style-name="P7"><text:span text:style-name="T2"><text:s text:c="16"/></text:span><text:span text:style-name="T5">Scanner s3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16"/></text:span><text:span text:style-name="T5">c = s3.nextFloat()</text:span><text:span text:style-name="T3">;</text:span></text:p>
      <text:p text:style-name="P7"><text:span text:style-name="T2"><text:s text:c="16"/></text:span><text:span text:style-name="T5">d = s3.nextFloat()</text:span><text:span text:style-name="T3">;</text:span></text:p>
      <text:p text:style-name="P7"><text:span text:style-name="T2"><text:s text:c="16"/></text:span><text:span text:style-name="T6">overload</text:span><text:span text:style-name="T5">(c</text:span><text:span text:style-name="T3">,</text:span><text:span text:style-name="T5">d)</text:span><text:span text:style-name="T3">;</text:span></text:p>
      <text:p text:style-name="P10"><text:s text:c="16"/><text:span text:style-name="T5">break;</text:span></text:p>
      <text:p text:style-name="P7"><text:span text:style-name="T2"><text:s text:c="12"/></text:span><text:span text:style-name="T3">case </text:span><text:span text:style-name="T16">4</text:span><text:span text:style-name="T5">:</text:span></text:p>
      <text:p text:style-name="P7"><text:s text:c="16"/><text:span text:style-name="T6">overload</text:span><text:span text:style-name="T5">()</text:span><text:span text:style-name="T3">;</text:span></text:p>
      <text:p text:style-name="P10"><text:s text:c="16"/><text:span text:style-name="T5">break;</text:span></text:p>
      <text:p text:style-name="P7"><text:span text:style-name="T2"><text:s text:c="12"/></text:span><text:span text:style-name="T3">case </text:span><text:span text:style-name="T16">5</text:span><text:span text:style-name="T5">:</text:span></text:p>
      <text:p text:style-name="P7"><text:s text:c="16"/><text:span text:style-name="T5">String str1</text:span><text:span text:style-name="T3">,</text:span><text:span text:style-name="T5">str2</text:span><text:span text:style-name="T3">;</text:span></text:p>
      <text:p text:style-name="P7"><text:span text:style-name="T2"><text:s text:c="16"/></text:span><text:span text:style-name="T5">Scanner s5=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16"/></text:span><text:span text:style-name="T5">System.</text:span><text:span text:style-name="T13">out</text:span><text:span text:style-name="T5">.println(</text:span><text:span text:style-name="T14">"Enter Two String"</text:span><text:span text:style-name="T5">)</text:span><text:span text:style-name="T3">;</text:span></text:p>
      <text:p text:style-name="P7"><text:span text:style-name="T2"><text:s text:c="16"/></text:span><text:span text:style-name="T5">str1=s5.nextLine()</text:span><text:span text:style-name="T3">;</text:span></text:p>
      <text:p text:style-name="P7"><text:span text:style-name="T2"><text:s text:c="16"/></text:span><text:span text:style-name="T5">str2=s5.nextLine()</text:span><text:span text:style-name="T3">;</text:span></text:p>
      <text:p text:style-name="P7"><text:span text:style-name="T2"><text:s text:c="16"/></text:span><text:span text:style-name="T6">overload</text:span><text:span text:style-name="T5">(str1</text:span><text:span text:style-name="T3">,</text:span><text:span text:style-name="T5">str2)</text:span><text:span text:style-name="T3">;</text:span></text:p>
      <text:p text:style-name="P10"><text:s text:c="16"/><text:span text:style-name="T5">break;</text:span></text:p>
      <text:p text:style-name="P7"><text:span text:style-name="T2"><text:s text:c="12"/></text:span><text:span text:style-name="T3">case </text:span><text:span text:style-name="T16">6</text:span><text:span text:style-name="T5">:</text:span></text:p>
      <text:p text:style-name="P7"><text:s text:c="16"/><text:span text:style-name="T5">String str3</text:span><text:span text:style-name="T3">,</text:span><text:span text:style-name="T5">str4</text:span><text:span text:style-name="T3">,</text:span><text:span text:style-name="T5">str5</text:span><text:span text:style-name="T3">;</text:span></text:p>
      <text:p text:style-name="P7"><text:span text:style-name="T2"><text:s text:c="14"/></text:span><text:span text:style-name="T5">Scanner s6=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16"/></text:span><text:span text:style-name="T5">System.</text:span><text:span text:style-name="T13">out</text:span><text:span text:style-name="T5">.println(</text:span><text:span text:style-name="T14">"Enter Three String"</text:span><text:span text:style-name="T5">)</text:span><text:span text:style-name="T3">;</text:span></text:p>
      <text:p text:style-name="P7"><text:span text:style-name="T2"><text:s text:c="16"/></text:span><text:span text:style-name="T5">str3=s6.nextLine()</text:span><text:span text:style-name="T3">;</text:span></text:p>
      <text:p text:style-name="P7"><text:span text:style-name="T2"><text:s text:c="16"/></text:span><text:span text:style-name="T5">str4=s6.nextLine()</text:span><text:span text:style-name="T3">;</text:span></text:p>
      <text:p text:style-name="P7"><text:span text:style-name="T2"><text:s text:c="16"/></text:span><text:span text:style-name="T5">str5=s6.nextLine()</text:span><text:span text:style-name="T3">;</text:span></text:p>
      <text:p text:style-name="P7"><text:span text:style-name="T2"><text:s text:c="16"/></text:span><text:span text:style-name="T6">overload</text:span><text:span text:style-name="T5">(str3</text:span><text:span text:style-name="T3">,</text:span><text:span text:style-name="T5">str4</text:span><text:span text:style-name="T3">,</text:span><text:span text:style-name="T5">str5)</text:span><text:span text:style-name="T3">;</text:span></text:p>
      <text:p text:style-name="P10"><text:s text:c="16"/><text:span text:style-name="T5">break;</text:span></text:p>
      <text:p text:style-name="P7"><text:span text:style-name="T2"><text:s text:c="12"/></text:span><text:span text:style-name="T3">default</text:span><text:span text:style-name="T5">:</text:span></text:p>
      <text:p text:style-name="P7"><text:s text:c="16"/><text:span text:style-name="T5">System.</text:span><text:span text:style-name="T13">out</text:span><text:span text:style-name="T5">.println(</text:span><text:span text:style-name="T14">"Wrong Choice"</text:span><text:span text:style-name="T5">)</text:span><text:span text:style-name="T3">;</text:span></text:p>
      <text:p text:style-name="P7"><text:span text:style-name="T2"><text:s text:c="8"/></text:span><text:span text:style-name="T5">}</text:span></text:p>
      <text:p text:style-name="P8"><text:s text:c="4"/><text:span text:style-name="T5">}</text:span></text:p>
      <text:p text:style-name="P13">}</text:p>
      <text:p text:style-name="P1"><text:line-break/>Q11.Create 3 sub class of bank SBI,BOI,ICICI all 4 should have method called getDetails which provide there specific details like rateofinterest etc,print details of every banks</text:p>
      <text:p text:style-name="P4"><text:span text:style-name="T1">ANSWER:</text:span></text:p>
      <text:p text:style-name="P6"><text:span text:style-name="T2">import </text:span>java.util.Scanner<text:span text:style-name="T2">;</text:span></text:p>
      <text:p text:style-name="P5"><text:span text:style-name="T2">abstract class </text:span>Bank</text:p>
      <text:p text:style-name="P7"><text:s text:c="4"/><text:span text:style-name="T5">{</text:span></text:p>
      <text:p text:style-name="P7"><text:s text:c="8"/><text:span text:style-name="T5">String </text:span><text:span text:style-name="T12">name</text:span><text:span text:style-name="T5">=</text:span><text:span text:style-name="T14">""</text:span><text:span text:style-name="T3">;</text:span></text:p>
      <text:p text:style-name="P7"><text:span text:style-name="T2"><text:s text:c="8"/></text:span><text:span text:style-name="T5">String </text:span><text:span text:style-name="T12">type</text:span><text:span text:style-name="T5">=</text:span><text:span text:style-name="T14">""</text:span><text:span text:style-name="T3">;</text:span></text:p>
      <text:p text:style-name="P7"><text:soft-page-break/><text:span text:style-name="T2"><text:s text:c="8"/></text:span><text:span text:style-name="T3">float </text:span><text:span text:style-name="T12">roi</text:span><text:span text:style-name="T3">;</text:span></text:p>
      <text:p text:style-name="P7"><text:span text:style-name="T2"><text:s text:c="8"/></text:span><text:span text:style-name="T3">int </text:span><text:span text:style-name="T12">branches</text:span><text:span text:style-name="T3">;</text:span></text:p>
      <text:p text:style-name="P7"><text:span text:style-name="T2"><text:s text:c="8"/></text:span><text:span text:style-name="T8">Bank</text:span><text:span text:style-name="T5">()</text:span></text:p>
      <text:p text:style-name="P7"><text:s text:c="8"/><text:span text:style-name="T5">{</text:span></text:p>
      <text:p text:style-name="P7"><text:s text:c="8"/><text:span text:style-name="T5">}</text:span></text:p>
      <text:p text:style-name="P7"><text:s text:c="8"/><text:span text:style-name="T8">Bank</text:span><text:span text:style-name="T5">(String name</text:span><text:span text:style-name="T3">,float </text:span><text:span text:style-name="T5">r</text:span><text:span text:style-name="T3">,int </text:span><text:span text:style-name="T5">b)</text:span></text:p>
      <text:p text:style-name="P7"><text:s text:c="8"/><text:span text:style-name="T5">{</text:span></text:p>
      <text:p text:style-name="P7"><text:s text:c="12"/><text:span text:style-name="T3">this</text:span><text:span text:style-name="T5">.</text:span><text:span text:style-name="T12">name</text:span><text:span text:style-name="T5">=name</text:span><text:span text:style-name="T3">;</text:span></text:p>
      <text:p text:style-name="P7"><text:span text:style-name="T2"><text:s text:c="12"/></text:span><text:span text:style-name="T3">this</text:span><text:span text:style-name="T5">.</text:span><text:span text:style-name="T12">roi</text:span><text:span text:style-name="T5">=r</text:span><text:span text:style-name="T3">;</text:span></text:p>
      <text:p text:style-name="P7"><text:span text:style-name="T2"><text:s text:c="12"/></text:span><text:span text:style-name="T3">this</text:span><text:span text:style-name="T5">.</text:span><text:span text:style-name="T12">branches</text:span><text:span text:style-name="T5">=b</text:span><text:span text:style-name="T3">;</text:span></text:p>
      <text:p text:style-name="P7"><text:span text:style-name="T2"><text:s text:c="8"/></text:span><text:span text:style-name="T5">}</text:span></text:p>
      <text:p text:style-name="P7"><text:s text:c="8"/><text:span text:style-name="T3">public void </text:span><text:span text:style-name="T8">getDetails</text:span><text:span text:style-name="T5">()</text:span></text:p>
      <text:p text:style-name="P7"><text:s text:c="8"/><text:span text:style-name="T5">{</text:span></text:p>
      <text:p text:style-name="P7"><text:s text:c="12"/><text:span text:style-name="T5">System.</text:span><text:span text:style-name="T13">out</text:span><text:span text:style-name="T5">.println(</text:span><text:span text:style-name="T14">"Name: "</text:span><text:span text:style-name="T5">+</text:span><text:span text:style-name="T12">name</text:span><text:span text:style-name="T5">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Type: "</text:span><text:span text:style-name="T5">+</text:span><text:span text:style-name="T12">type</text:span><text:span text:style-name="T5">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Rate: "</text:span><text:span text:style-name="T5">+</text:span><text:span text:style-name="T12">roi</text:span><text:span text:style-name="T5">)</text:span><text:span text:style-name="T3">;</text:span></text:p>
      <text:p text:style-name="P7"><text:span text:style-name="T2"><text:s text:c="8"/></text:span><text:span text:style-name="T5">}</text:span></text:p>
      <text:p text:style-name="P7"><text:s text:c="4"/><text:span text:style-name="T5">}</text:span></text:p>
      <text:p text:style-name="P7"><text:s text:c="4"/><text:span text:style-name="T3">class </text:span><text:span text:style-name="T5">SBI </text:span><text:span text:style-name="T3">extends </text:span><text:span text:style-name="T5">Bank</text:span></text:p>
      <text:p text:style-name="P7"><text:s text:c="4"/><text:span text:style-name="T5">{</text:span></text:p>
      <text:p text:style-name="P7"><text:s text:c="8"/><text:span text:style-name="T8">SBI</text:span><text:span text:style-name="T5">()</text:span></text:p>
      <text:p text:style-name="P7"><text:s text:c="8"/><text:span text:style-name="T5">{</text:span></text:p>
      <text:p text:style-name="P7"><text:s text:c="12"/><text:span text:style-name="T5">System.</text:span><text:span text:style-name="T13">out</text:span><text:span text:style-name="T5">.println(</text:span><text:span text:style-name="T14">"enter the details for SBI bank"</text:span><text:span text:style-name="T5">)</text:span><text:span text:style-name="T3">;</text:span></text:p>
      <text:p text:style-name="P7"><text:span text:style-name="T2"><text:s text:c="12"/></text:span><text:span text:style-name="T5">Scanner sc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enter name"</text:span><text:span text:style-name="T5">)</text:span><text:span text:style-name="T3">;</text:span></text:p>
      <text:p text:style-name="P7"><text:span text:style-name="T2"><text:s text:c="12"/></text:span><text:span text:style-name="T12">name</text:span><text:span text:style-name="T5">=sc.nextLine(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enter type"</text:span><text:span text:style-name="T5">)</text:span><text:span text:style-name="T3">;</text:span></text:p>
      <text:p text:style-name="P7"><text:span text:style-name="T2"><text:s text:c="12"/></text:span><text:span text:style-name="T12">type</text:span><text:span text:style-name="T5">=sc.nextLine(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enter rate of interest"</text:span><text:span text:style-name="T5">)</text:span><text:span text:style-name="T3">;</text:span></text:p>
      <text:p text:style-name="P7"><text:span text:style-name="T2"><text:s text:c="12"/></text:span><text:span text:style-name="T12">roi</text:span><text:span text:style-name="T5">=sc.nextFloat()</text:span><text:span text:style-name="T3">;</text:span></text:p>
      <text:p text:style-name="P7"><text:span text:style-name="T2"><text:s text:c="8"/></text:span><text:span text:style-name="T5">}</text:span></text:p>
      <text:p text:style-name="P7"><text:s text:c="4"/><text:span text:style-name="T5">}</text:span></text:p>
      <text:p text:style-name="P7"><text:s text:c="4"/><text:span text:style-name="T3">class </text:span><text:span text:style-name="T5">BOI </text:span><text:span text:style-name="T3">extends </text:span><text:span text:style-name="T5">Bank</text:span></text:p>
      <text:p text:style-name="P7"><text:s text:c="4"/><text:span text:style-name="T5">{</text:span></text:p>
      <text:p text:style-name="P7"><text:s text:c="8"/><text:span text:style-name="T5">String </text:span><text:span text:style-name="T12">slogan</text:span><text:span text:style-name="T3">;</text:span></text:p>
      <text:p text:style-name="P7"><text:span text:style-name="T2"><text:s text:c="8"/></text:span><text:span text:style-name="T8">BOI</text:span><text:span text:style-name="T5">()</text:span></text:p>
      <text:p text:style-name="P7"><text:s text:c="8"/><text:span text:style-name="T5">{</text:span></text:p>
      <text:p text:style-name="P7"><text:s text:c="12"/><text:span text:style-name="T5">System.</text:span><text:span text:style-name="T13">out</text:span><text:span text:style-name="T5">.println(</text:span><text:span text:style-name="T14">"enter the details for BOI bank"</text:span><text:span text:style-name="T5">)</text:span><text:span text:style-name="T3">;</text:span></text:p>
      <text:p text:style-name="P7"><text:span text:style-name="T2"><text:s text:c="12"/></text:span><text:span text:style-name="T5">Scanner sc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enter name"</text:span><text:span text:style-name="T5">)</text:span><text:span text:style-name="T3">;</text:span></text:p>
      <text:p text:style-name="P7"><text:span text:style-name="T2"><text:s text:c="12"/></text:span><text:span text:style-name="T12">name</text:span><text:span text:style-name="T5">=sc.nextLine(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enter type"</text:span><text:span text:style-name="T5">)</text:span><text:span text:style-name="T3">;</text:span></text:p>
      <text:p text:style-name="P7"><text:span text:style-name="T2"><text:s text:c="12"/></text:span><text:span text:style-name="T12">type</text:span><text:span text:style-name="T5">=sc.nextLine(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enter rate of interest"</text:span><text:span text:style-name="T5">)</text:span><text:span text:style-name="T3">;</text:span></text:p>
      <text:p text:style-name="P7"><text:span text:style-name="T2"><text:s text:c="12"/></text:span><text:span text:style-name="T12">roi</text:span><text:span text:style-name="T5">=sc.nextFloat(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enter slogan"</text:span><text:span text:style-name="T5">)</text:span><text:span text:style-name="T3">;</text:span></text:p>
      <text:p text:style-name="P7"><text:span text:style-name="T2"><text:s text:c="12"/></text:span><text:span text:style-name="T12">slogan </text:span><text:span text:style-name="T5">=sc.nextLine()</text:span><text:span text:style-name="T3">;</text:span></text:p>
      <text:p text:style-name="P7"><text:span text:style-name="T2"><text:s text:c="8"/></text:span><text:span text:style-name="T5">}</text:span></text:p>
      <text:p text:style-name="P7"><text:s text:c="8"/><text:span text:style-name="T3">public void </text:span><text:span text:style-name="T8">getDetails</text:span><text:span text:style-name="T5">()</text:span></text:p>
      <text:p text:style-name="P7"><text:s text:c="8"/><text:span text:style-name="T5">{</text:span></text:p>
      <text:p text:style-name="P7"><text:s text:c="12"/><text:span text:style-name="T3">super</text:span><text:span text:style-name="T5">.getDetails(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Slogan: "</text:span><text:span text:style-name="T5">+</text:span><text:span text:style-name="T12">slogan</text:span><text:span text:style-name="T5">)</text:span><text:span text:style-name="T3">;</text:span></text:p>
      <text:p text:style-name="P7"><text:span text:style-name="T2"><text:s text:c="8"/></text:span><text:span text:style-name="T5">}</text:span></text:p>
      <text:p text:style-name="P7"><text:s text:c="4"/><text:span text:style-name="T5">}</text:span></text:p>
      <text:p text:style-name="P7"><text:s text:c="4"/><text:span text:style-name="T3">class </text:span><text:span text:style-name="T5">ICICI </text:span><text:span text:style-name="T3">extends </text:span><text:span text:style-name="T5">Bank</text:span></text:p>
      <text:p text:style-name="P7"><text:s text:c="4"/><text:span text:style-name="T5">{</text:span></text:p>
      <text:p text:style-name="P7"><text:s text:c="8"/><text:span text:style-name="T5">String </text:span><text:span text:style-name="T12">facility</text:span><text:span text:style-name="T3">;</text:span></text:p>
      <text:p text:style-name="P7"><text:span text:style-name="T2"><text:s text:c="8"/></text:span><text:span text:style-name="T8">ICICI</text:span><text:span text:style-name="T5">()</text:span></text:p>
      <text:p text:style-name="P7"><text:s text:c="8"/><text:span text:style-name="T5">{</text:span></text:p>
      <text:p text:style-name="P7"><text:s text:c="12"/><text:span text:style-name="T5">System.</text:span><text:span text:style-name="T13">out</text:span><text:span text:style-name="T5">.println(</text:span><text:span text:style-name="T14">"enter the details for ICICI bank"</text:span><text:span text:style-name="T5">)</text:span><text:span text:style-name="T3">;</text:span></text:p>
      <text:p text:style-name="P7"><text:span text:style-name="T2"><text:s text:c="12"/></text:span><text:span text:style-name="T5">Scanner sc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enter name"</text:span><text:span text:style-name="T5">)</text:span><text:span text:style-name="T3">;</text:span></text:p>
      <text:p text:style-name="P7"><text:span text:style-name="T2"><text:s text:c="12"/></text:span><text:span text:style-name="T12">name</text:span><text:span text:style-name="T5">=sc.nextLine(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enter type"</text:span><text:span text:style-name="T5">)</text:span><text:span text:style-name="T3">;</text:span></text:p>
      <text:p text:style-name="P7"><text:soft-page-break/><text:span text:style-name="T2"><text:s text:c="12"/></text:span><text:span text:style-name="T12">type</text:span><text:span text:style-name="T5">=sc.nextLine(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enter roi"</text:span><text:span text:style-name="T5">)</text:span><text:span text:style-name="T3">;</text:span></text:p>
      <text:p text:style-name="P7"><text:span text:style-name="T2"><text:s text:c="12"/></text:span><text:span text:style-name="T12">roi</text:span><text:span text:style-name="T5">=sc.nextFloat(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enter facility"</text:span><text:span text:style-name="T5">)</text:span><text:span text:style-name="T3">;</text:span></text:p>
      <text:p text:style-name="P7"><text:span text:style-name="T2"><text:s text:c="12"/></text:span><text:span text:style-name="T12">facility</text:span><text:span text:style-name="T5">=sc.nextLine()</text:span><text:span text:style-name="T3">;</text:span></text:p>
      <text:p text:style-name="P7"><text:span text:style-name="T2"><text:s text:c="8"/></text:span><text:span text:style-name="T5">}</text:span></text:p>
      <text:p text:style-name="P7"><text:s text:c="8"/><text:span text:style-name="T3">public void </text:span><text:span text:style-name="T8">getDetails</text:span><text:span text:style-name="T5">()</text:span></text:p>
      <text:p text:style-name="P7"><text:s text:c="8"/><text:span text:style-name="T5">{</text:span></text:p>
      <text:p text:style-name="P7"><text:s text:c="12"/><text:span text:style-name="T3">super</text:span><text:span text:style-name="T5">.getDetails(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Facility: "</text:span><text:span text:style-name="T5">+</text:span><text:span text:style-name="T12">facility</text:span><text:span text:style-name="T5">)</text:span><text:span text:style-name="T3">;</text:span></text:p>
      <text:p text:style-name="P7"><text:span text:style-name="T2"><text:s text:c="8"/></text:span><text:span text:style-name="T5">}</text:span></text:p>
      <text:p text:style-name="P7"><text:s text:c="4"/><text:span text:style-name="T5">}</text:span></text:p>
      <text:p text:style-name="P7"><text:s text:c="4"/><text:span text:style-name="T3">class </text:span><text:span text:style-name="T5">BankDetails</text:span></text:p>
      <text:p text:style-name="P7"><text:s text:c="4"/><text:span text:style-name="T5">{</text:span></text:p>
      <text:p text:style-name="P7"><text:s text:c="8"/><text:span text:style-name="T3">public static void </text:span><text:span text:style-name="T8">main</text:span><text:span text:style-name="T5">(String[] args)</text:span></text:p>
      <text:p text:style-name="P7"><text:s text:c="8"/><text:span text:style-name="T5">{</text:span></text:p>
      <text:p text:style-name="P7"><text:s text:c="12"/><text:span text:style-name="T5">SBI sbi=</text:span><text:span text:style-name="T3">new </text:span><text:span text:style-name="T5">SBI()</text:span><text:span text:style-name="T3">;</text:span></text:p>
      <text:p text:style-name="P7"><text:span text:style-name="T2"><text:s text:c="12"/></text:span><text:span text:style-name="T5">BOI boi=</text:span><text:span text:style-name="T3">new </text:span><text:span text:style-name="T5">BOI()</text:span><text:span text:style-name="T3">;</text:span></text:p>
      <text:p text:style-name="P7"><text:span text:style-name="T2"><text:s text:c="12"/></text:span><text:span text:style-name="T5">ICICI icici=</text:span><text:span text:style-name="T3">new </text:span><text:span text:style-name="T5">ICICI()</text:span><text:span text:style-name="T3">;</text:span></text:p>
      <text:p text:style-name="P7"><text:span text:style-name="T2"><text:s text:c="12"/></text:span><text:span text:style-name="T5">sbi.getDetails()</text:span><text:span text:style-name="T3">;</text:span></text:p>
      <text:p text:style-name="P7"><text:span text:style-name="T2"><text:s text:c="12"/></text:span><text:span text:style-name="T5">boi.getDetails()</text:span><text:span text:style-name="T3">;</text:span></text:p>
      <text:p text:style-name="P7"><text:span text:style-name="T2"><text:s text:c="12"/></text:span><text:span text:style-name="T5">icici.getDetails()</text:span><text:span text:style-name="T3">;</text:span></text:p>
      <text:p text:style-name="P7"><text:span text:style-name="T2"><text:s text:c="8"/></text:span><text:span text:style-name="T5">}</text:span></text:p>
      <text:p text:style-name="P14"><text:s text:c="4"/><text:span text:style-name="T5">}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FMono-Regular" svg:font-family="SFMono-Regular, Consolas, 'Liberation Mono', Menlo, 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2:04:54.921725245</meta:creation-date>
    <dc:date>2020-02-18T22:55:29.159461527</dc:date>
    <meta:editing-duration>PT3S</meta:editing-duration>
    <meta:editing-cycles>1</meta:editing-cycles>
    <meta:document-statistic meta:table-count="0" meta:image-count="0" meta:object-count="0" meta:page-count="8" meta:paragraph-count="425" meta:word-count="1265" meta:character-count="13144" meta:non-whitespace-character-count="8924"/>
    <meta:generator>LibreOffice/6.0.7.3$Linux_X86_64 LibreOffice_project/00m0$Build-3</meta:generator>
  </office:meta>
</office:document-meta>
</file>